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9-05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6-13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3-20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12-26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9-24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6-27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3-13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2-20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0-17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7-11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5-2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4-14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3-21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3-02-15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2-12-21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2-11-29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2-10-18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2-09-28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2-08-31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2-07-20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2-06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2-05-19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2-04-22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2-03-09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2-02-14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2-01-25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1-12-21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1-11-09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1-10-07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1-09-09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1-08-13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1-07-15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1-06-30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1-05-14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1-04-1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1-03-19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1-02-24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1-01-2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0-12-15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0-11-10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0-10-08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0-09-15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0-08-21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0-07-30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0-06-24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0-05-2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0-04-22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0-03-31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0-02-24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20-01-16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19-12-20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19-11-22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19-10-11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19-09-19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19-08-22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19-07-24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19-06-14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19-05-22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19-04-25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19-03-27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19-03-08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19-01-31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18-12-14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18-11-28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18-10-30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18-09-26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18-08-13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18-07-16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18-06-25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18-05-30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18-04-23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18-03-26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18-02-26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18-01-3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17-12-29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17-11-29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17-10-23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17-09-19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17-08-31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17-07-14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17-06-2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17-05-23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17-04-21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17-03-20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17-02-16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17-01-24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16-12-13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16-11-16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16-09-26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16-08-1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16-06-21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16-05-25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16-04-1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16-03-25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16-02-22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5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5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4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4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4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4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3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3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3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3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2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2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2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2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2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2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2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2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2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1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1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1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1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1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1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1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1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1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0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0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0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0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0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0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0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0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2000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9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9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9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9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9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9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9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8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8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8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8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8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8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8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8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8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8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8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8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7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7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7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7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7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7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7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7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7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6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6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6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6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6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6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6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6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6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5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5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5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4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4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4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4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3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3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3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3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3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2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2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2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2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2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2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2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1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1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1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1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1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1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1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1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1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1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1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1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0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0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0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0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0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0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0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0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0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90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89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8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89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8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89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8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8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88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88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8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88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8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88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88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87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8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8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87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87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87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8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8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87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87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87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86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86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86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86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86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86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86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86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86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8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8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86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86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8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86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86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85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85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85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85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63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19088081801</text:p>
          </table:table-cell>
          <table:table-cell office:value-type="string" calcext:value-type="string">
            <text:p>RA-03/20E/28-0062</text:p>
          </table:table-cell>
          <table:table-cell office:value-type="string" calcext:value-type="string">
            <text:p>1962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7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214" meta:object-count="0"/>
    <meta:user-defined meta:name="AppVersion">3.0</meta:user-defined>
  </office:meta>
</office:document-meta>
</file>